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 Black" svg:font-family="'Arial Black'" style:font-family-generic="roman"/>
    <style:font-face style:name="Tahoma" svg:font-family="Tahoma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visible" draw:shadow-offset-x="0.106cm" draw:shadow-offset-y="0.106cm" draw:shadow-color="#808080" draw:shadow-opacity="50%"/>
    </style:style>
    <style:style style:name="gr2" style:family="graphic" style:parent-style-name="standard">
      <style:graphic-properties draw:stroke="solid" svg:stroke-width="0.081cm" svg:stroke-color="#ea7500" draw:marker-start="" draw:marker-start-width="0.382cm" draw:marker-start-center="false" draw:marker-end="" draw:marker-end-width="0.382cm" draw:marker-end-center="false" draw:stroke-linejoin="miter" draw:fill="solid" draw:fill-color="#ff972f" draw:opacity="50%" draw:textarea-horizontal-align="center" draw:textarea-vertical-align="middle" draw:auto-grow-height="false" draw:fit-to-size="false" style:shrink-to-fit="false" fo:min-height="4.74cm" fo:min-width="9.501cm" fo:padding-top="0.157cm" fo:padding-bottom="0.157cm" fo:padding-left="0.277cm" fo:padding-right="0.277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width="0cm" draw:fill-image-height="0cm" style:repeat="repeat" draw:textarea-horizontal-align="center" draw:textarea-vertical-align="middle" draw:auto-grow-height="false" draw:fit-to-size="false" style:shrink-to-fit="false" fo:min-height="4.742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4" style:family="graphic" style:parent-style-name="standard">
      <style:graphic-properties draw:stroke="solid" svg:stroke-width="0.08cm" svg:stroke-color="#000000" draw:marker-start="" draw:marker-start-width="0.381cm" draw:marker-start-center="false" draw:marker-end="" draw:marker-end-width="0.381cm" draw:marker-end-center="false" draw:stroke-linejoin="miter" draw:fill="solid" draw:fill-color="#ffffff" draw:opacity="100%" draw:fill-image-width="0cm" draw:fill-image-height="0cm" style:repeat="repeat" draw:textarea-horizontal-align="center" draw:textarea-vertical-align="middle" draw:auto-grow-height="false" draw:fit-to-size="false" style:shrink-to-fit="false" fo:min-height="4.742cm" fo:min-width="9.501cm" fo:padding-top="0.157cm" fo:padding-bottom="0.157cm" fo:padding-left="0.277cm" fo:padding-right="0.277cm" fo:wrap-option="wrap" draw:shadow="visible" draw:shadow-offset-x="0.106cm" draw:shadow-offset-y="0.106cm" draw:shadow-color="#868686" draw:shadow-opacity="100%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3366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width="0cm" draw:fill-image-height="0cm" style:repeat="repeat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4.742cm" fo:min-width="9.5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8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8" draw:textarea-horizontal-align="center" draw:textarea-vertical-align="middle" draw:auto-grow-height="false" draw:fit-to-size="false" style:shrink-to-fit="false" fo:min-height="4.742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00" draw:textarea-horizontal-align="center" draw:textarea-vertical-align="middle" draw:auto-grow-height="false" draw:fit-to-size="false" style:shrink-to-fit="false" fo:min-height="9.739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4.74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9966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ff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Square_20_yellow_2f_white" draw:textarea-horizontal-align="center" draw:textarea-vertical-align="middle" draw:auto-grow-height="false" draw:fit-to-size="false" style:shrink-to-fit="false" fo:min-height="4.739cm" fo:min-width="11.0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1" draw:textarea-horizontal-align="center" draw:textarea-vertical-align="middle" draw:auto-grow-height="false" draw:fit-to-size="false" style:shrink-to-fit="false" fo:min-height="4.741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ccccff" draw:secondary-fill-color="#9999ff" draw:fill-gradient-name="Linear_20_blue_2f_white" draw:textarea-horizontal-align="center" draw:textarea-vertical-align="middle" draw:auto-grow-height="false" draw:fit-to-size="false" style:shrink-to-fit="false" fo:min-height="4.74cm" fo:min-width="9.503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739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99ff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visible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4.739cm" fo:min-width="9.501cm" fo:padding-top="0.131cm" fo:padding-bottom="0.131cm" fo:padding-left="0.25cm" fo:padding-right="0.25cm" fo:wrap-option="wrap" draw:shadow="visible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visible" draw:shadow-offset-x="0.101cm" draw:shadow-offset-y="0.101cm" draw:shadow-color="#808080" draw:shadow-opacity="100%"/>
    </style:style>
    <style:style style:name="gr2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visible" draw:shadow-offset-x="0cm" draw:shadow-offset-y="0.199cm" draw:shadow-color="#808080" draw:shadow-opacity="100%"/>
    </style:style>
    <style:style style:name="gr2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2323dc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2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000000" draw:fill-gradient-name="Radial_20_green_2f_black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26" style:family="graphic" style:parent-style-name="standard">
      <style:graphic-properties draw:stroke="solid" svg:stroke-width="0.026cm" svg:stroke-color="#800000" draw:marker-start="" draw:marker-start-width="0.3cm" draw:marker-start-center="false" draw:marker-end="" draw:marker-end-width="0.3cm" draw:marker-end-center="false" draw:stroke-linejoin="miter" draw:fill="bitmap" draw:fill-color="#000000" draw:secondary-fill-color="#ffcc99" draw:textarea-horizontal-align="center" draw:textarea-vertical-align="middle" draw:auto-grow-height="false" draw:fit-to-size="false" style:shrink-to-fit="false" fo:min-height="4.742cm" fo:min-width="9.501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27" style:family="graphic" style:parent-style-name="standard">
      <style:graphic-properties draw:stroke="solid" svg:stroke-width="0.026cm" svg:stroke-color="#000080" draw:marker-start="" draw:marker-start-width="0.3cm" draw:marker-start-center="false" draw:marker-end="" draw:marker-end-width="0.3cm" draw:marker-end-center="false" draw:stroke-linejoin="miter" draw:fill="solid" draw:fill-color="#ccffff" draw:textarea-horizontal-align="center" draw:textarea-vertical-align="middle" draw:auto-grow-height="false" draw:fit-to-size="false" style:shrink-to-fit="false" fo:min-height="4.74cm" fo:min-width="9.499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29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8000" draw:secondary-fill-color="#b3b3b3" draw:textarea-horizontal-align="center" draw:textarea-vertical-align="middle" draw:auto-grow-height="false" draw:fit-to-size="false" style:shrink-to-fit="false" fo:min-height="4.24cm" fo:min-width="8.502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30" style:family="graphic" style:parent-style-name="standard">
      <style:graphic-properties draw:stroke="none" svg:stroke-width="0.026cm" svg:stroke-color="#000080" draw:marker-start="" draw:marker-start-width="0.3cm" draw:marker-start-center="false" draw:marker-end="" draw:marker-end-width="0.3cm" draw:marker-end-center="false" draw:stroke-linejoin="miter" draw:fill="solid" draw:fill-color="#000080" draw:secondary-fill-color="#b3b3b3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visible" draw:shadow-offset-x="-0.1cm" draw:shadow-offset-y="0.101cm" draw:shadow-color="#99ccff" draw:shadow-opacity="100%"/>
    </style:style>
    <style:style style:name="gr31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b3b3b3" draw:textarea-horizontal-align="center" draw:textarea-vertical-align="middle" draw:auto-grow-height="false" draw:fit-to-size="false" style:shrink-to-fit="false" fo:min-height="4.114cm" fo:min-width="8.251cm" fo:padding-top="0.131cm" fo:padding-bottom="0.131cm" fo:padding-left="0.25cm" fo:padding-right="0.25cm" fo:wrap-option="wrap" draw:shadow="visible" draw:shadow-offset-x="-4cm" draw:shadow-offset-y="0cm" draw:shadow-color="#ff8080" draw:shadow-opacity="40%"/>
    </style:style>
    <style:style style:name="gr32" style:family="graphic" style:parent-style-name="standard">
      <style:graphic-properties draw:stroke="none" svg:stroke-width="0.026cm" svg:stroke-color="#ffff00" draw:marker-start="" draw:marker-start-width="0.3cm" draw:marker-start-center="false" draw:marker-end="" draw:marker-end-width="0.3cm" draw:marker-end-center="false" draw:stroke-linejoin="miter" draw:fill="solid" draw:fill-color="#333366" draw:secondary-fill-color="#9999cc" draw:textarea-horizontal-align="center" draw:textarea-vertical-align="middle" draw:auto-grow-height="false" draw:fit-to-size="false" style:shrink-to-fit="false" fo:min-height="4.741cm" fo:min-width="9.501cm" fo:padding-top="0.131cm" fo:padding-bottom="0.131cm" fo:padding-left="0.25cm" fo:padding-right="0.25cm" fo:wrap-option="wrap" draw:shadow="visible" draw:shadow-offset-x="-4cm" draw:shadow-offset-y="0cm" draw:shadow-color="#ccccff" draw:shadow-opacity="40%"/>
    </style:style>
    <style:style style:name="gr3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hatch" draw:fill-color="#000000" draw:fill-hatch-name="Red_20_Crossed_20_45_20_Degrees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visible" draw:shadow-offset-x="0.199cm" draw:shadow-offset-y="0.199cm" draw:shadow-color="#808080" draw:shadow-opacity="100%"/>
    </style:style>
    <style:style style:name="gr34" style:family="graphic" style:parent-style-name="standard">
      <style:graphic-properties draw:stroke="solid" svg:stroke-width="0.2cm" svg:stroke-color="#1c1c1c" draw:marker-start="" draw:marker-start-width="0.561cm" draw:marker-start-center="false" draw:marker-end="" draw:marker-end-width="0.561cm" draw:marker-end-center="false" draw:stroke-linejoin="miter" draw:fill="solid" draw:fill-color="#81d41a" draw:secondary-fill-color="#c0c0c0" draw:textarea-horizontal-align="center" draw:textarea-vertical-align="middle" draw:auto-grow-height="false" draw:fit-to-size="false" style:shrink-to-fit="false" fo:min-height="4.566cm" fo:min-width="9.327cm" fo:padding-top="0.218cm" fo:padding-bottom="0.218cm" fo:padding-left="0.337cm" fo:padding-right="0.337cm" fo:wrap-option="wrap" draw:shadow="hidden" draw:shadow-offset-x="0.199cm" draw:shadow-offset-y="0.199cm" draw:shadow-color="#808080" draw:shadow-opacity="100%"/>
    </style:style>
    <style:style style:name="gr35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eb613d" draw:textarea-horizontal-align="center" draw:textarea-vertical-align="middle" draw:auto-grow-height="false" draw:fit-to-size="false" style:shrink-to-fit="false" fo:min-height="4.741cm" fo:min-width="9.501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36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4.741cm" fo:min-width="9.501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3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ffff" draw:secondary-fill-color="#ff8080" draw:textarea-horizontal-align="center" draw:textarea-vertical-align="middle" draw:auto-grow-height="false" draw:fit-to-size="false" style:shrink-to-fit="false" fo:min-height="6.72cm" fo:min-width="8.606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38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3" draw:textarea-horizontal-align="center" draw:textarea-vertical-align="middle" draw:auto-grow-height="false" draw:fit-to-size="false" style:shrink-to-fit="false" fo:min-height="4.74cm" fo:min-width="9.504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39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00ff" draw:fill-gradient-name="Gradient_20_6" draw:textarea-horizontal-align="center" draw:textarea-vertical-align="middle" draw:auto-grow-height="false" draw:fit-to-size="false" style:shrink-to-fit="false" fo:min-height="9.739cm" fo:min-width="9.501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40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3465a4" draw:textarea-horizontal-align="center" draw:textarea-vertical-align="middle" draw:auto-grow-height="false" draw:fit-to-size="false" style:shrink-to-fit="false" fo:min-height="4.74cm" fo:min-width="9.501cm" fo:padding-top="0.13cm" fo:padding-bottom="0.13cm" fo:padding-left="0.25cm" fo:padding-right="0.25cm" fo:wrap-option="wrap" draw:shadow="visible" draw:shadow-offset-x="0.106cm" draw:shadow-offset-y="0.106cm" draw:shadow-color="#729fcf" draw:shadow-opacity="50%"/>
    </style:style>
    <style:style style:name="gr4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4.74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style:shrink-to-fit="false" fo:min-height="4.74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4.742cm" fo:min-width="9.501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4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Square_20_yellow_2f_white" draw:textarea-horizontal-align="center" draw:textarea-vertical-align="middle" draw:auto-grow-height="false" draw:fit-to-size="false" style:shrink-to-fit="false" fo:min-height="4.739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46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8000" draw:secondary-fill-color="#b3b3b3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47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b3b3b3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visible" draw:shadow-offset-x="-4cm" draw:shadow-offset-y="0cm" draw:shadow-color="#ff8080" draw:shadow-opacity="40%"/>
    </style:style>
    <style:style style:name="gr4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c0c0c0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199cm" draw:shadow-offset-y="0.199cm" draw:shadow-color="#808080" draw:shadow-opacity="100%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2a6099" style:font-name="Noto Sans" fo:font-size="24pt" fo:text-shadow="none" fo:font-weight="bold" style:font-weight-asian="bold" style:font-weight-complex="bold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2a6099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Noto Sans" fo:font-size="24pt" fo:font-weight="bold"/>
    </style:style>
    <style:style style:name="P4" style:family="paragraph">
      <loext:graphic-properties draw:fill="solid" draw:fill-color="#ff972f" draw:opacity="5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bitmap" draw:fill-color="#ffffff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use-window-font-color="true" style:font-name="Noto Sans" fo:font-size="24pt" fo:font-style="normal" fo:text-shadow="none" fo:font-weight="bold" fo:background-color="transparent"/>
    </style:style>
    <style:style style:name="P7" style:family="paragraph">
      <loext:graphic-properties draw:fill="solid" draw:fill-color="#ffffff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fo:background-color="transparent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33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ffffff" draw:fill-gradient-name="Gradient_20_8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99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cccc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ff6633" draw:fill-gradient-name="Square_20_yellow_2f_whit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gradient" draw:fill-color="#ccccff" draw:secondary-fill-color="#9999ff" draw:fill-gradient-name="Linear_20_blue_2f_whit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9999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4" style:family="paragraph">
      <loext:graphic-properties draw:fill="bitmap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5" style:family="paragraph">
      <loext:graphic-properties draw:fill="bitmap" draw:fill-color="#000000" draw:secondary-fill-color="#2323dc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6" style:family="paragraph">
      <loext:graphic-properties draw:fill="gradient" draw:fill-color="#000000" draw:fill-gradient-name="Radial_20_green_2f_black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8" style:family="paragraph">
      <loext:graphic-properties draw:fill="bitmap" draw:fill-color="#000000" draw:secondary-fill-color="#ffcc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9" style:family="paragraph">
      <loext:graphic-properties draw:fill="solid" draw:fill-color="#cc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bitmap" draw:fill-color="#000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1" style:family="paragraph">
      <loext:graphic-properties draw:fill="solid" draw:fill-color="#008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2" style:family="paragraph">
      <loext:graphic-properties draw:fill="solid" draw:fill-color="#00008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3" style:family="paragraph">
      <loext:graphic-properties draw:fill="solid" draw:fill-color="#800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4" style:family="paragraph">
      <loext:graphic-properties draw:fill="solid" draw:fill-color="#333366" draw:secondary-fill-color="#9999cc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5" style:family="paragraph">
      <loext:graphic-properties draw:fill="hatch" draw:fill-color="#000000" draw:fill-hatch-name="Red_20_Crossed_20_45_20_Degrees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text-line-through-style="none" style:text-line-through-type="none" style:font-name="Noto Sans" fo:font-size="24pt" fo:letter-spacing="normal" style:text-underline-style="none" fo:font-weight="bold"/>
    </style:style>
    <style:style style:name="P37" style:family="paragraph">
      <loext:graphic-properties draw:fill="solid" draw:fill-color="#81d41a" draw:secondary-fill-color="#c0c0c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letter-spacing="normal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8" style:family="paragraph">
      <loext:graphic-properties draw:fill="solid" draw:fill-color="#800000" draw:secondary-fill-color="#eb613d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9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0" style:family="paragraph">
      <loext:graphic-properties draw:fill="bitmap" draw:fill-color="#00ffff" draw:secondary-fill-color="#ff8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41" style:family="paragraph">
      <loext:graphic-properties draw:fill="gradient" draw:fill-color="#800000" draw:secondary-fill-color="#ff6633" draw:fill-gradient-name="Gradient_20_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2" style:family="paragraph">
      <loext:graphic-properties draw:fill="gradient" draw:fill-color="#800000" draw:secondary-fill-color="#ff00ff" draw:fill-gradient-name="Gradient_20_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3" style:family="paragraph">
      <loext:graphic-properties draw:fill="solid" draw:fill-color="#3465a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24pt"/>
    </style:style>
    <style:style style:name="P4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gradient" draw:fill-color="#800000" draw:fill-gradient-name="Gradient_20_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bitmap" draw:fill-color="#ffffff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33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gradient" draw:fill-color="#ffffff" draw:fill-gradient-name="Gradient_20_8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00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ff99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cccc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gradient" draw:fill-color="#ff6633" draw:fill-gradient-name="Square_20_yellow_2f_whit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gradient" draw:fill-color="#ccccff" draw:secondary-fill-color="#9999ff" draw:fill-gradient-name="Linear_20_blue_2f_whit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9999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3" style:family="paragraph">
      <loext:graphic-properties draw:fill="bitmap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4" style:family="paragraph">
      <loext:graphic-properties draw:fill="bitmap" draw:fill-color="#000000" draw:secondary-fill-color="#2323dc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5" style:family="paragraph">
      <loext:graphic-properties draw:fill="gradient" draw:fill-color="#000000" draw:fill-gradient-name="Radial_20_green_2f_black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6" style:family="paragraph">
      <loext:graphic-properties draw:fill="bitmap" draw:fill-color="#000000" draw:secondary-fill-color="#ffcc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67" style:family="paragraph">
      <loext:graphic-properties draw:fill="solid" draw:fill-color="#cc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bitmap" draw:fill-color="#000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9" style:family="paragraph">
      <loext:graphic-properties draw:fill="solid" draw:fill-color="#008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0" style:family="paragraph">
      <loext:graphic-properties draw:fill="solid" draw:fill-color="#00008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1" style:family="paragraph">
      <loext:graphic-properties draw:fill="solid" draw:fill-color="#800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2" style:family="paragraph">
      <loext:graphic-properties draw:fill="solid" draw:fill-color="#333366" draw:secondary-fill-color="#9999cc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3" style:family="paragraph">
      <loext:graphic-properties draw:fill="hatch" draw:fill-color="#000000" draw:fill-hatch-name="Red_20_Crossed_20_45_20_Degrees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4" style:family="paragraph">
      <loext:graphic-properties draw:fill="bitmap" draw:fill-color="#000000" draw:secondary-fill-color="#c0c0c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5" style:family="paragraph">
      <loext:graphic-properties draw:fill="solid" draw:fill-color="#800000" draw:secondary-fill-color="#eb613d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6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7" style:family="paragraph">
      <loext:graphic-properties draw:fill="bitmap" draw:fill-color="#00ffff" draw:secondary-fill-color="#ff8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78" style:family="paragraph">
      <loext:graphic-properties draw:fill="gradient" draw:fill-color="#800000" draw:secondary-fill-color="#ff6633" draw:fill-gradient-name="Gradient_20_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9" style:family="paragraph">
      <loext:graphic-properties draw:fill="gradient" draw:fill-color="#800000" draw:secondary-fill-color="#ff00ff" draw:fill-gradient-name="Gradient_20_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2a6099" style:text-outline="false" style:text-line-through-style="none" style:text-line-through-type="none" style:text-position="0% 100%" fo:font-size="24pt" fo:font-style="normal" style:text-underline-style="none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size="24pt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fo:font-size="24pt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size="24pt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5" style:family="text">
      <style:text-properties fo:color="#000000" style:text-outline="false" style:text-position="0% 100%" fo:font-size="24pt" fo:font-style="normal" fo:text-shadow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5cm" svg:x="-43.75cm" svg:y="4cm">
          <text:p text:style-name="P1"><text:span text:style-name="T1">Favorite 1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4" draw:layer="layout" svg:width="10cm" svg:height="4.999cm" svg:x="29.65cm" svg:y="3.351cm">
          <text:p text:style-name="P3"><text:span text:style-name="T2">Favorte 3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3" draw:text-style-name="P5" draw:layer="layout" svg:width="10cm" svg:height="5.001cm" svg:x="0.75cm" svg:y="38.25cm">
          <text:p text:style-name="P3"><text:span text:style-name="T2">Favorite 4</text:span></text:p>
          <draw:enhanced-geometry svg:viewBox="0 0 21600 21600" draw:text-areas="0 0 21600 21600" draw:text-path="true" draw:text-path-mode="shape" draw:text-path-scale="path" draw:text-path-same-letter-heights="false" draw:type="fontwork-curve-up" draw:modifiers="9210.87564974011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ustom-shape draw:style-name="gr4" draw:text-style-name="P7" draw:layer="layout" svg:width="10cm" svg:height="5.001cm" svg:x="28.5cm" svg:y="29cm">
          <text:p text:style-name="P6"><text:span text:style-name="T3">Favorite 5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8675.40983606557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5" draw:text-style-name="P8" draw:layer="layout" svg:width="10cm" svg:height="5cm" svg:x="16cm" svg:y="13cm">
          <text:p text:style-name="P3"><text:span text:style-name="T2">Favorite 6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6" draw:text-style-name="P9" draw:layer="layout" svg:width="10cm" svg:height="5cm" svg:x="30cm" svg:y="21.5cm">
          <text:p text:style-name="P3"><text:span text:style-name="T2">Favorite 7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custom-shape draw:style-name="gr7" draw:text-style-name="P5" draw:layer="layout" svg:width="10cm" svg:height="5cm" svg:x="41.75cm" svg:y="27.75cm">
          <text:p text:style-name="P3"><text:span text:style-name="T2">Favorite 8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8374.8050389922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8" draw:text-style-name="P10" draw:layer="layout" svg:width="9.999cm" svg:height="5.001cm" svg:x="-11.25cm" svg:y="39.75cm">
          <text:p text:style-name="P3"><text:span text:style-name="T2">Favorite 9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15963 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9" draw:text-style-name="P11" draw:layer="layout" svg:width="10cm" svg:height="5cm" svg:x="42.75cm" svg:y="36.3cm">
          <text:p text:style-name="P3"><text:span text:style-name="T2">Favorite 10</text:span></text:p>
          <draw:enhanced-geometry svg:viewBox="0 0 21600 21600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10" draw:text-style-name="P11" draw:layer="layout" svg:width="10cm" svg:height="5.001cm" svg:x="57.151cm" svg:y="37.499cm">
          <text:p text:style-name="P3"><text:span text:style-name="T2">Favorite 11</text:span></text:p>
          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11" draw:text-style-name="P13" draw:layer="layout" svg:width="10cm" svg:height="9.998cm" svg:x="18.75cm" svg:y="57.252cm">
          <text:p text:style-name="P12"><text:span text:style-name="T2">Favorite 1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4" draw:layer="layout" svg:width="10cm" svg:height="4.999cm" svg:x="31.5cm" svg:y="54.501cm">
          <text:p text:style-name="P3"><text:span text:style-name="T2">Favorite 13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1136.96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13" draw:text-style-name="P15" draw:layer="layout" svg:width="10cm" svg:height="5cm" svg:x="3cm" svg:y="63.25cm">
          <text:p text:style-name="P12"><text:span text:style-name="T2">Favorite 14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14" draw:text-style-name="P16" draw:layer="layout" svg:width="10cm" svg:height="5cm" svg:x="31.25cm" svg:y="12.5cm">
          <text:p text:style-name="P3"><text:span text:style-name="T2">Favorite 15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style-name="gr15" draw:text-style-name="P17" draw:layer="layout" svg:width="10cm" svg:height="5.001cm" svg:x="16cm" svg:y="30cm">
          <text:p text:style-name="P3"><text:span text:style-name="T2">Favorite 16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6" draw:text-style-name="P18" draw:layer="layout" svg:width="11.5cm" svg:height="5cm" svg:x="1.5cm" svg:y="53.25cm">
          <text:p text:style-name="P3"><text:span text:style-name="T2">Favorite 17</text:span></text:p>
          <draw:enhanced-geometry svg:viewBox="0 0 21600 21600" draw:mirror-vertical="false" draw:mirror-horizont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-10 -5" dr3d:projection="perspective" draw:extrusion-color="false" draw:extrusion-depth="0cm 0" draw:extrusion-viewpoint="(0cm 0cm 25cm)" draw:extrusion-origin="0 0" draw:extrusion-skew="0 0" dr3d:shade-mode="flat" draw:extrusion-specularity="0%" draw:extrusion-diffusion="0%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17" draw:text-style-name="P19" draw:layer="layout" svg:width="10cm" svg:height="5.002cm" svg:x="57.25cm" svg:y="28.248cm">
          <text:p text:style-name="P3"><text:span text:style-name="T2">Favorite 18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25 -20" dr3d:projection="perspective" draw:extrusion-color="false" draw:extrusion-viewpoint="(-3.472cm 3.472cm 25cm)" draw:extrusion-origin="-0.5 0.5" draw:extrusion-skew="50 45" dr3d:shade-mode="flat" draw:extrusion-specularity="122%" draw:extrusion-diffusion="122%" draw:text-areas="0 0 21600 21600" draw:text-path="true" draw:text-path-mode="shape" draw:text-path-scale="path" draw:text-path-same-letter-heights="false" draw:type="fontwork-fade-right" draw:modifiers="5755.1069358385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  <draw:custom-shape draw:style-name="gr18" draw:text-style-name="P20" draw:layer="layout" svg:width="10.002cm" svg:height="5.001cm" svg:x="43.5cm" svg:y="12.749cm">
          <text:p text:style-name="P3"><text:span text:style-name="T2">Favorite 19 </text:span></text:p>
          <draw:enhanced-geometry svg:viewBox="0 0 21600 21600" draw:extrusion="true" draw:extrusion-viewpoint="(0cm -3.472cm 25cm)" draw:extrusion-origin="0 -0.5" draw:extrusion-skew="50 -90" draw:extrusion-rotation-angle="0 0" draw:extrusion-depth="1cm 0" draw:extrusion-first-light-direction="(-50000 50000 10000)" draw:extrusion-second-light-direction="(50000 0 10000)" dr3d:shade-mode="flat" draw:extrusion-metal="false" draw:extrusion-specularity="122%" draw:extrusion-diffusion="0%" draw:extrusion-color="true" draw:text-areas="0 0 21600 21600" draw:text-path="true" draw:text-path-mode="shape" draw:text-path-scale="path" draw:text-path-same-letter-heights="false" draw:type="fontwork-fade-down" draw:modifiers="3199.43572562158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style-name="gr19" draw:text-style-name="P9" draw:layer="layout" svg:width="10cm" svg:height="5cm" svg:x="56.25cm" svg:y="12.25cm">
          <text:p text:style-name="P3"><text:span text:style-name="T2">Favorite 20</text:span></text:p>
          <draw:enhanced-geometry svg:viewBox="0 0 21600 21600" draw:extrusion="true" draw:extrusion-rotation-angle="40 0" draw:extrusion-viewpoint="(0cm 0cm 25cm)" draw:extrusion-origin="0 0" draw:extrusion-skew="0 0" draw:extrusion-first-light-direction="(50000 -50000 10000)" draw:extrusion-second-light-direction="(-50000 0 10000)" draw:extrusion-brightness="34%" draw:extrusion-light-face="true" draw:extrusion-first-light-harsh="true" draw:extrusion-second-light-harsh="false" draw:extrusion-second-light-level="66%" draw:extrusion-depth="1cm 0" dr3d:projection="perspective" dr3d:shade-mode="flat" draw:extrusion-metal="true" draw:extrusion-specularity="122%" draw:extrusion-diffusion="122%" draw:text-areas="0 0 21600 21600" draw:text-path="true" draw:text-path-mode="shape" draw:text-path-scale="path" draw:text-path-same-letter-heights="false" draw:type="fontwork-fade-up" draw:modifiers="3657.14285714286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20" draw:text-style-name="P21" draw:layer="layout" svg:width="10cm" svg:height="5.001cm" svg:x="28.5cm" svg:y="37cm">
          <text:p text:style-name="P3"><text:span text:style-name="T2">Favorite 21</text:span></text:p>
          <draw:enhanced-geometry svg:viewBox="0 0 21600 21600" draw:extrusion="tru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urve-up" draw:modifiers="8111.4245416079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ustom-shape draw:style-name="gr21" draw:text-style-name="P23" draw:layer="layout" svg:width="10cm" svg:height="5cm" svg:x="-28.75cm" svg:y="62.75cm">
          <text:p text:style-name="P22"><text:span text:style-name="T4">Favorite 22 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arch-up-curve" draw:modifiers="-177.22517379539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22" draw:text-style-name="P24" draw:layer="layout" svg:width="10cm" svg:height="5.001cm" svg:x="44.25cm" svg:y="3cm">
          <text:p text:style-name="P3"><text:span text:style-name="T4">Favorite 23 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ustom-shape draw:style-name="gr23" draw:text-style-name="P24" draw:layer="layout" svg:width="10cm" svg:height="5.001cm" svg:x="-15.25cm" svg:y="49.75cm">
          <text:p text:style-name="P22"><text:span text:style-name="T4">Favorite 24 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draw:custom-shape draw:style-name="gr24" draw:text-style-name="P25" draw:layer="layout" svg:width="10cm" svg:height="5.001cm" svg:x="15.75cm" svg:y="3cm">
          <text:p text:style-name="P3"><text:span text:style-name="T4">Favorite 25 </text:span></text:p>
          <draw:enhanced-geometry svg:viewBox="0 0 21600 21600" draw:extrusion="tru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25" draw:text-style-name="P26" draw:layer="layout" svg:width="10cm" svg:height="5.001cm" svg:x="14.75cm" svg:y="37.999cm">
          <text:p text:style-name="P3"><text:span text:style-name="T4">Favorite 26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curve-down" draw:modifiers="7768.68829337094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26" draw:text-style-name="P28" draw:layer="layout" svg:width="10cm" svg:height="5.003cm" svg:x="45.5cm" svg:y="63.247cm">
          <text:p text:style-name="P27"><text:span text:style-name="T4">Favorite 27 </text:span></text:p>
          <draw:enhanced-geometry svg:viewBox="0 0 21600 21600" draw:extrusion="true" draw:extrusion-rotation-angle="5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arch-up-pour" draw:modifiers="180 5400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9" draw:layer="layout" svg:width="9.998cm" svg:height="5.001cm" svg:x="31.502cm" svg:y="62.499cm">
          <text:p text:style-name="P12"><text:span text:style-name="T2">Favorite 28 </text:span></text:p>
          <draw:enhanced-geometry svg:viewBox="0 0 21600 21600" draw:text-areas="0 0 21600 21600" draw:text-path="true" draw:text-path-mode="shape" draw:text-path-scale="path" draw:text-path-same-letter-heights="false" draw:type="fontwork-arch-up-pour" draw:modifiers="151.24662842375 3910.77619355556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30" draw:layer="layout" svg:width="10cm" svg:height="5.001cm" svg:x="2cm" svg:y="30cm">
          <text:p text:style-name="P3"><text:span text:style-name="T4">Favorite 29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070.1319472211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29" draw:text-style-name="P31" draw:layer="layout" svg:width="9.001cm" svg:height="4.501cm" svg:x="17.999cm" svg:y="74cm">
          <text:p text:style-name="P3"><text:span text:style-name="T4">Favorite 30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0" draw:text-style-name="P32" draw:layer="layout" svg:width="10cm" svg:height="5.001cm" svg:x="3.25cm" svg:y="73cm">
          <text:p text:style-name="P3"><text:span text:style-name="T4">Favorite 31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2571.4285714286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1" draw:text-style-name="P33" draw:layer="layout" svg:width="8.75cm" svg:height="4.375cm" svg:x="34.5cm" svg:y="73.875cm">
          <text:p text:style-name="P3"><text:span text:style-name="T4">Favorite 32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2" draw:text-style-name="P34" draw:layer="layout" svg:width="10cm" svg:height="5.002cm" svg:x="48cm" svg:y="72.748cm">
          <text:p text:style-name="P3"><text:span text:style-name="T4">Favorite 33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33" draw:text-style-name="P35" draw:layer="layout" svg:width="10cm" svg:height="5.001cm" svg:x="2.5cm" svg:y="21cm">
          <text:p text:style-name="P3"><text:span text:style-name="T4">Favorite 34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34" draw:text-style-name="P37" draw:layer="layout" svg:width="10cm" svg:height="5.001cm" svg:x="17.75cm" svg:y="52.5cm">
          <text:p text:style-name="P36"><text:span text:style-name="T5">Favorite 35 </text:span></text:p>
          <draw:enhanced-geometry svg:viewBox="0 0 21600 21600" draw:extrusion="true" draw:extrusion-rotation-angle="-25 350" dr3d:projection="parallel" draw:extrusion-first-light-direction="(-50000 -50000 10000)" draw:extrusion-second-light-direction="(50000 0 10000)" dr3d:shade-mode="flat" draw:extrusion-metal="false" draw:extrusion-specularity="122%" draw:extrusion-diffusion="0%" draw:extrusion-viewpoint="(3.472cm 3.472cm 25cm)" draw:extrusion-origin="0.5 0.5" draw:extrusion-skew="50 135" draw:extrusion-color="true" draw:text-areas="0 0 21600 21600" draw:text-path="true" draw:text-path-mode="shape" draw:text-path-scale="path" draw:text-path-same-letter-heights="false" draw:mirror-horizontal="false" draw:mirror-vertical="false" draw:type="fontwork-triangle-up" draw:modifiers="15423.1311706629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35" draw:text-style-name="P38" draw:layer="layout" svg:width="10cm" svg:height="5.002cm" svg:x="58cm" svg:y="3.25cm">
          <text:p text:style-name="P3"><text:span text:style-name="T4">Fontwork 36 </text:span></text:p>
          <draw:enhanced-geometry svg:viewBox="0 0 21600 21600" draw:extrusion="true" draw:extrusion-rotation-angle="25 -2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36" draw:text-style-name="P39" draw:layer="layout" svg:width="10cm" svg:height="5.002cm" svg:x="56.5cm" svg:y="21cm">
          <text:p text:style-name="P3"><text:span text:style-name="T4">Fontwork 37 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37" draw:text-style-name="P40" draw:layer="layout" svg:width="12.94cm" svg:height="9.922cm" svg:x="13cm" svg:y="81.078cm">
          <text:p text:style-name="P3"><text:span text:style-name="T4">Fontwork 38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mirror-horizontal="false" draw:mirror-vertical="false" draw:type="round-callout" draw:modifiers="-79.6531151922356 0" draw:enhanced-path="V 0 0 21600 21600 ?f2 ?f3 ?f2 ?f4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handle draw:handle-position="10800 $0" draw:handle-polar="10800 10800" draw:handle-radius-range-minimum="10800" draw:handle-radius-range-maximum="10800"/>
          </draw:enhanced-geometry>
        </draw:custom-shape>
        <draw:custom-shape draw:style-name="gr38" draw:text-style-name="P41" draw:layer="layout" svg:width="10.003cm" svg:height="5.001cm" svg:x="46.497cm" svg:y="53.75cm">
          <text:p text:style-name="P3"><text:span text:style-name="T4">Fontwork 39 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39" draw:text-style-name="P42" draw:layer="layout" svg:width="10cm" svg:height="10cm" svg:x="32cm" svg:y="82.25cm">
          <text:p text:style-name="P3"><text:span text:style-name="T4">Fontwork 40 </text:span></text:p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1.521363914755 4519.0622782836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0" draw:text-style-name="P43" draw:layer="layout" svg:width="10cm" svg:height="4.999cm" svg:x="16.5cm" svg:y="22.001cm">
          <text:p text:style-name="P3"><text:span text:style-name="T2">Favorite 2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  <draw:page draw:name="page2" draw:style-name="dp1" draw:master-page-name="Default">
        <draw:custom-shape draw:style-name="gr41" draw:text-style-name="P45" draw:layer="layout" svg:width="10cm" svg:height="5cm" svg:x="3.251cm" svg:y="2.301cm">
          <text:p text:style-name="P44"><text:span text:style-name="T6">Favorite 1</text:span><text:span text:style-name="T7">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2" draw:text-style-name="P46" draw:layer="layout" svg:width="10cm" svg:height="4.999cm" svg:x="16.249cm" svg:y="2.5cm">
          <text:p text:style-name="P44"><text:span text:style-name="T7">Favorite 2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43" draw:text-style-name="P47" draw:layer="layout" svg:width="10cm" svg:height="4.999cm" svg:x="30.65cm" svg:y="3.1cm">
          <text:p text:style-name="P44"><text:span text:style-name="T7">Favorte 3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3" draw:text-style-name="P48" draw:layer="layout" svg:width="10cm" svg:height="5.001cm" svg:x="45.15cm" svg:y="2.499cm">
          <text:p text:style-name="P44"><text:span text:style-name="T7">Favorite 4</text:span></text:p>
          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ustom-shape draw:style-name="gr44" draw:text-style-name="P49" draw:layer="layout" svg:width="10cm" svg:height="5.001cm" svg:x="3.251cm" svg:y="9.7cm">
          <text:p text:style-name="P44"><text:span text:style-name="T8">Favorite 5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5" draw:text-style-name="P50" draw:layer="layout" svg:width="10cm" svg:height="5cm" svg:x="16.25cm" svg:y="10.301cm">
          <text:p text:style-name="P44"><text:span text:style-name="T7">Favorite 6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6" draw:text-style-name="P51" draw:layer="layout" svg:width="10cm" svg:height="5cm" svg:x="30.65cm" svg:y="10.101cm">
          <text:p text:style-name="P44"><text:span text:style-name="T7">Favorite 7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custom-shape draw:style-name="gr7" draw:text-style-name="P48" draw:layer="layout" svg:width="10cm" svg:height="5cm" svg:x="45.15cm" svg:y="10.1cm">
          <text:p text:style-name="P44"><text:span text:style-name="T7">Favorite 8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8" draw:text-style-name="P45" draw:layer="layout" svg:width="9.999cm" svg:height="5.001cm" svg:x="3.252cm" svg:y="18.498cm">
          <text:p text:style-name="P44"><text:span text:style-name="T7">Favorite 9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15963 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9" draw:text-style-name="P52" draw:layer="layout" svg:width="10cm" svg:height="5cm" svg:x="16.249cm" svg:y="17.499cm">
          <text:p text:style-name="P44"><text:span text:style-name="T7">Favorite 10</text:span></text:p>
          <draw:enhanced-geometry svg:viewBox="0 0 21600 21600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10" draw:text-style-name="P52" draw:layer="layout" svg:width="10cm" svg:height="5.001cm" svg:x="30.65cm" svg:y="18.698cm">
          <text:p text:style-name="P44"><text:span text:style-name="T7">Favorite 11</text:span></text:p>
          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11" draw:text-style-name="P53" draw:layer="layout" svg:width="10cm" svg:height="9.998cm" svg:x="45.15cm" svg:y="14.301cm">
          <text:p text:style-name="P44"><text:span text:style-name="T7">Favorite 1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54" draw:layer="layout" svg:width="10cm" svg:height="4.999cm" svg:x="3.251cm" svg:y="26.7cm">
          <text:p text:style-name="P44"><text:span text:style-name="T9">Favorite 13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13" draw:text-style-name="P55" draw:layer="layout" svg:width="10cm" svg:height="5cm" svg:x="16.251cm" svg:y="27.499cm">
          <text:p text:style-name="P44"><text:span text:style-name="T9">Favorite 14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14" draw:text-style-name="P56" draw:layer="layout" svg:width="10cm" svg:height="5cm" svg:x="30.649cm" svg:y="27.1cm">
          <text:p text:style-name="P44"><text:span text:style-name="T10">Favorite 15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style-name="gr15" draw:text-style-name="P57" draw:layer="layout" svg:width="10cm" svg:height="5.001cm" svg:x="45.151cm" svg:y="27.297cm">
          <text:p text:style-name="P44"><text:span text:style-name="T7">Favorite 16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5" draw:text-style-name="P58" draw:layer="layout" svg:width="10cm" svg:height="5cm" svg:x="3.251cm" svg:y="34.7cm">
          <text:p text:style-name="P44"><text:span text:style-name="T7">Favorite 17</text:span></text:p>
          <draw:enhanced-geometry svg:viewBox="0 0 21600 21600" draw:mirror-vertical="false" draw:mirror-horizont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-10 -5" dr3d:projection="perspective" draw:extrusion-color="false" draw:extrusion-depth="0cm 0" draw:extrusion-viewpoint="(0cm 0cm 25cm)" draw:extrusion-origin="0 0" draw:extrusion-skew="0 0" dr3d:shade-mode="flat" draw:extrusion-specularity="0%" draw:extrusion-diffusion="0%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17" draw:text-style-name="P59" draw:layer="layout" svg:width="10cm" svg:height="5.002cm" svg:x="16.249cm" svg:y="36.099cm">
          <text:p text:style-name="P44"><text:span text:style-name="T7">Favorite 18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25 -20" dr3d:projection="perspective" draw:extrusion-color="false" draw:extrusion-viewpoint="(-3.472cm 3.472cm 25cm)" draw:extrusion-origin="-0.5 0.5" draw:extrusion-skew="50 45" dr3d:shade-mode="flat" draw:extrusion-specularity="122%" draw:extrusion-diffusion="122%" draw:text-areas="0 0 21600 21600" draw:text-path="true" draw:text-path-mode="shape" draw:text-path-scale="path" draw:text-path-same-letter-heights="false" draw:type="fontwork-fade-right" draw:modifiers="720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  <draw:custom-shape draw:style-name="gr18" draw:text-style-name="P60" draw:layer="layout" svg:width="10.002cm" svg:height="5.001cm" svg:x="30.65cm" svg:y="35.899cm">
          <text:p text:style-name="P44"><text:span text:style-name="T10">Favorite 19 </text:span></text:p>
          <draw:enhanced-geometry svg:viewBox="0 0 21600 21600" draw:extrusion="true" draw:extrusion-viewpoint="(0cm -3.472cm 25cm)" draw:extrusion-origin="0 -0.5" draw:extrusion-skew="50 -90" draw:extrusion-rotation-angle="0 0" draw:extrusion-depth="1cm 0" draw:extrusion-first-light-direction="(-50000 50000 10000)" draw:extrusion-second-light-direction="(50000 0 10000)" dr3d:shade-mode="flat" draw:extrusion-metal="false" draw:extrusion-specularity="122%" draw:extrusion-diffusion="0%" draw:extrusion-color="true" draw:text-areas="0 0 21600 21600" draw:text-path="true" draw:text-path-mode="shape" draw:text-path-scale="path" draw:text-path-same-letter-heights="false" draw:type="fontwork-fade-down" draw:modifiers="3199.43572562158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style-name="gr19" draw:text-style-name="P51" draw:layer="layout" svg:width="10cm" svg:height="5cm" svg:x="45.149cm" svg:y="36.099cm">
          <text:p text:style-name="P44"><text:span text:style-name="T7">Favorite 20</text:span></text:p>
          <draw:enhanced-geometry svg:viewBox="0 0 21600 21600" draw:extrusion="true" draw:extrusion-rotation-angle="40 0" draw:extrusion-viewpoint="(0cm 0cm 25cm)" draw:extrusion-origin="0 0" draw:extrusion-skew="0 0" draw:extrusion-first-light-direction="(50000 -50000 10000)" draw:extrusion-second-light-direction="(-50000 0 10000)" draw:extrusion-brightness="34%" draw:extrusion-light-face="true" draw:extrusion-first-light-harsh="true" draw:extrusion-second-light-harsh="false" draw:extrusion-second-light-level="66%" draw:extrusion-depth="1cm 0" dr3d:projection="perspective" dr3d:shade-mode="flat" draw:extrusion-metal="true" draw:extrusion-specularity="122%" draw:extrusion-diffusion="122%" draw:text-areas="0 0 21600 21600" draw:text-path="true" draw:text-path-mode="shape" draw:text-path-scale="path" draw:text-path-same-letter-heights="false" draw:type="fontwork-fade-up" draw:modifiers="3657.14285714286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20" draw:text-style-name="P61" draw:layer="layout" svg:width="10cm" svg:height="5.001cm" svg:x="3.251cm" svg:y="41.9cm">
          <text:p text:style-name="P44"><text:span text:style-name="T9">Favorite 21</text:span></text:p>
          <draw:enhanced-geometry svg:viewBox="0 0 21600 21600" draw:extrusion="tru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urve-up" draw:modifiers="8111.4245416079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ustom-shape draw:style-name="gr21" draw:text-style-name="P62" draw:layer="layout" svg:width="10cm" svg:height="5cm" svg:x="16.249cm" svg:y="44.099cm">
          <text:p text:style-name="P44"><text:span text:style-name="T11">Favorite 22 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arch-up-curve" draw:modifiers="-177.22517379539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22" draw:text-style-name="P63" draw:layer="layout" svg:width="10cm" svg:height="5.001cm" svg:x="30.65cm" svg:y="44.298cm">
          <text:p text:style-name="P44"><text:span text:style-name="T11">Favorite 23 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ustom-shape draw:style-name="gr23" draw:text-style-name="P63" draw:layer="layout" svg:width="10cm" svg:height="5.001cm" svg:x="45.15cm" svg:y="44.498cm">
          <text:p text:style-name="P44"><text:span text:style-name="T11">Favorite 24 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draw:custom-shape draw:style-name="gr24" draw:text-style-name="P64" draw:layer="layout" svg:width="10cm" svg:height="5.001cm" svg:x="3.25cm" svg:y="48.7cm">
          <text:p text:style-name="P44"><text:span text:style-name="T11">Favorite 25 </text:span></text:p>
          <draw:enhanced-geometry svg:viewBox="0 0 21600 21600" draw:extrusion="tru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25" draw:text-style-name="P65" draw:layer="layout" svg:width="10cm" svg:height="5.001cm" svg:x="16.249cm" svg:y="49.299cm">
          <text:p text:style-name="P44"><text:span text:style-name="T11">Favorite 26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curve-down" draw:modifiers="7768.68829337094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26" draw:text-style-name="P66" draw:layer="layout" svg:width="10cm" svg:height="5.003cm" svg:x="30.65cm" svg:y="51.899cm">
          <text:p text:style-name="P44"><text:span text:style-name="T11">Favorite 27 </text:span></text:p>
          <draw:enhanced-geometry svg:viewBox="0 0 21600 21600" draw:extrusion="true" draw:extrusion-rotation-angle="5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arch-up-pour" draw:modifiers="180 5400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67" draw:layer="layout" svg:width="9.998cm" svg:height="5.001cm" svg:x="45.151cm" svg:y="51.699cm">
          <text:p text:style-name="P44"><text:span text:style-name="T10">Favorite 28 </text:span></text:p>
          <draw:enhanced-geometry svg:viewBox="0 0 21600 21600" draw:text-areas="0 0 21600 21600" draw:text-path="true" draw:text-path-mode="shape" draw:text-path-scale="path" draw:text-path-same-letter-heights="false" draw:type="fontwork-arch-up-pour" draw:modifiers="151.24662842375 3910.77619355556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68" draw:layer="layout" svg:width="10cm" svg:height="5.001cm" svg:x="3.251cm" svg:y="57.299cm">
          <text:p text:style-name="P44"><text:span text:style-name="T11">Favorite 29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6" draw:text-style-name="P69" draw:layer="layout" svg:width="10cm" svg:height="5.001cm" svg:x="16.249cm" svg:y="58.5cm">
          <text:p text:style-name="P44"><text:span text:style-name="T11">Favorite 30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0" draw:text-style-name="P70" draw:layer="layout" svg:width="10cm" svg:height="5.001cm" svg:x="30.651cm" svg:y="58.698cm">
          <text:p text:style-name="P44"><text:span text:style-name="T11">Favorite 31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2571.4285714286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7" draw:text-style-name="P71" draw:layer="layout" svg:width="10cm" svg:height="5.001cm" svg:x="45.15cm" svg:y="58.699cm">
          <text:p text:style-name="P44"><text:span text:style-name="T11">Favorite 32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2" draw:text-style-name="P72" draw:layer="layout" svg:width="10cm" svg:height="5.002cm" svg:x="3.253cm" svg:y="65.098cm">
          <text:p text:style-name="P44"><text:span text:style-name="T11">Favorite 33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33" draw:text-style-name="P73" draw:layer="layout" svg:width="10cm" svg:height="5.001cm" svg:x="16.249cm" svg:y="65.898cm">
          <text:p text:style-name="P44"><text:span text:style-name="T11">Favorite 34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48" draw:text-style-name="P74" draw:layer="layout" svg:width="10cm" svg:height="5.001cm" svg:x="30.65cm" svg:y="65.898cm">
          <text:p text:style-name="P44"><text:span text:style-name="T11">Favorite 35 </text:span></text:p>
          <draw:enhanced-geometry svg:viewBox="0 0 21600 21600" draw:extrusion="true" draw:extrusion-rotation-angle="-25 350" dr3d:projection="parallel" draw:extrusion-first-light-direction="(-50000 -50000 10000)" draw:extrusion-second-light-direction="(50000 0 10000)" dr3d:shade-mode="flat" draw:extrusion-metal="false" draw:extrusion-specularity="122%" draw:extrusion-diffusion="0%" draw:extrusion-viewpoint="(3.472cm 3.472cm 25cm)" draw:extrusion-origin="0.5 0.5" draw:extrusion-skew="50 135" draw:extrusion-color="true" draw:text-areas="0 0 21600 21600" draw:text-path="true" draw:text-path-mode="shape" draw:text-path-scale="path" draw:text-path-same-letter-heights="false" draw:type="fontwork-triangle-up" draw:modifiers="15423.1311706629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35" draw:text-style-name="P75" draw:layer="layout" svg:width="10cm" svg:height="5.002cm" svg:x="45.149cm" svg:y="66.499cm">
          <text:p text:style-name="P44"><text:span text:style-name="T11">Fontwork 36 </text:span></text:p>
          <draw:enhanced-geometry svg:viewBox="0 0 21600 21600" draw:extrusion="true" draw:extrusion-rotation-angle="25 -2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36" draw:text-style-name="P76" draw:layer="layout" svg:width="10cm" svg:height="5.002cm" svg:x="3.25cm" svg:y="72.898cm">
          <text:p text:style-name="P44"><text:span text:style-name="T11">Fontwork 37 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37" draw:text-style-name="P77" draw:layer="layout" svg:width="12.94cm" svg:height="9.922cm" svg:x="14.78cm" svg:y="72.1cm">
          <text:p text:style-name="P44"><text:span text:style-name="T11">Fontwork 38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round-callout" draw:modifiers="-79.6531151922356 0" draw:enhanced-path="V 0 0 21600 21600 ?f2 ?f3 ?f2 ?f4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handle draw:handle-position="10800 $0" draw:handle-polar="10800 10800" draw:handle-radius-range-minimum="10800" draw:handle-radius-range-maximum="10800"/>
          </draw:enhanced-geometry>
        </draw:custom-shape>
        <draw:custom-shape draw:style-name="gr38" draw:text-style-name="P78" draw:layer="layout" svg:width="10.003cm" svg:height="5.001cm" svg:x="30.649cm" svg:y="74.101cm">
          <text:p text:style-name="P44"><text:span text:style-name="T11">Fontwork 39 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39" draw:text-style-name="P79" draw:layer="layout" svg:width="10cm" svg:height="10cm" svg:x="45.151cm" svg:y="74.5cm">
          <text:p text:style-name="P44"><text:span text:style-name="T11">Fontwork 40 </text:span></text:p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 Black" svg:font-family="'Arial Black'" style:font-family-generic="roman"/>
    <style:font-face style:name="Tahoma" svg:font-family="Tahoma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gradient draw:name="Gradient_20_8" draw:display-name="Gradient 8" draw:style="linear" draw:start-color="#ffffff" draw:end-color="#000080" draw:start-intensity="100%" draw:end-intensity="100%" draw:angle="450" draw:border="0%"/>
    <draw:gradient draw:name="Gradient_20_9" draw:display-name="Gradient 9" draw:style="linear" draw:start-color="#ff3333" draw:end-color="#ffff66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Shapes" draw:style="rectangular" draw:cx="50%" draw:cy="50%" draw:start-color="#cccccc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45_20_Degrees" draw:display-name="Red Crossed 45 Degrees" draw:style="double" draw:color="#800000" draw:distance="0.076cm" draw:rotation="45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6T21:33:59.977526869</meta:creation-date>
    <dc:date>2019-09-06T22:17:24.830395984</dc:date>
    <meta:editing-duration>PT32M39S</meta:editing-duration>
    <meta:editing-cycles>9</meta:editing-cycles>
    <meta:generator>LibreOfficeDev/6.4.0.0.alpha0$Linux_X86_64 LibreOffice_project/9ee5ad5a0b84bfa652da34694ba4f75668f06087</meta:generator>
    <meta:document-statistic meta:object-count="80"/>
  </office:meta>
</office:document-meta>
</file>